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2"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2" office:value-type="string" calcext:value-type="string">
            <text:p>choose 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2" office:value-type="string" calcext:value-type="string">
            <text:p>choose 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2" office:value-type="string" calcext:value-type="string">
            <text:p>choose 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2"/>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choose roll soc 9+: none, drifter O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2" office:value-type="string" calcext:value-type="string">
            <text:p>choose: choose roll investigate 8+ OR roll streetwise 8+: gain deception OR gain joat OR gain persaude OR gain tactics,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2"/>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choose 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8T14:55:26.200000000</dc:date>
    <meta:editing-duration>PT14H27M19S</meta:editing-duration>
    <meta:editing-cycles>128</meta:editing-cycles>
    <meta:generator>LibreOffice/7.3.6.2$Windows_X86_64 LibreOffice_project/c28ca90fd6e1a19e189fc16c05f8f8924961e12e</meta:generator>
    <meta:document-statistic meta:table-count="6" meta:cell-count="1216" meta:object-count="0"/>
  </office:meta>
</office:document-meta>
</file>